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cm"/>
    </style:style>
    <style:style style:name="gr2" style:family="graphic" style:parent-style-name="standard">
      <style:graphic-properties draw:stroke="none" svg:stroke-color="#000000" draw:fill="none" draw:fill-color="#ffffff" fo:min-height="1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family="'Times New Roman CE'" style:font-family-generic="roman" fo:font-size="22pt" style:font-family-asian="'Times New Roman CE'" style:font-family-generic-asian="roman" style:font-size-asian="22pt" style:font-family-complex="'Times New Roman CE'" style:font-family-generic-complex="roman" style:font-size-complex="22pt"/>
    </style:style>
    <style:style style:name="T4" style:family="text">
      <style:text-properties fo:font-size="22pt" fo:language="ar" fo:country="SA" style:font-size-asian="22pt" style:font-size-complex="22pt"/>
    </style:style>
    <style:style style:name="T5" style:family="text">
      <style:text-properties fo:font-family="'Liberation Serif'" style:font-family-generic="roman" style:font-pitch="variable" fo:font-size="22pt" fo:language="en" fo:country="US" style:font-family-asian="Arial" style:font-family-generic-asian="system" style:font-pitch-asian="variabl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cm" svg:height="2.25cm" svg:x="1.5cm" svg:y="3cm">
          <draw:text-box>
            <text:p text:style-name="P1"><text:span text:style-name="T1">Mixed character encodings test.</text:span></text:p>
          </draw:text-box>
        </draw:frame>
        <draw:frame draw:style-name="gr2" draw:layer="layout" svg:width="18cm" svg:height="12.25cm" svg:x="1.5cm" svg:y="8cm">
          <draw:text-box>
            <text:p><text:span text:style-name="T2">RTF file created using WordPad (important, because character encodings are saved differently).</text:span></text:p>
            <text:p><text:span text:style-name="T2">Polskie litery: </text:span><text:span text:style-name="T3">ąćęłńśźżĄĆĘŁŃŚŹŻ</text:span></text:p>
            <text:p><text:span text:style-name="T3">Arabski tekst: </text:span><text:span text:style-name="T4">عينة نص</text:span></text:p>
            <text:p><text:span text:style-name="T5">Rosyjski tekst (cyrylica): Образец текста</text:span></text:p>
          </draw:text-box>
        </draw:frame>
        <draw:custom-shape draw:style-name="gr3" draw:text-style-name="P2" draw:layer="layout" svg:width="6.5cm" svg:height="6.5cm" svg:x="5.5cm" svg:y="2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7.5cm" svg:height="6.5cm" svg:x="10.5cm" svg:y="1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8:32:00</meta:creation-date>
    <dc:date>2013-03-09T18:34:40</dc:date>
    <meta:editing-duration>P0D</meta:editing-duration>
    <meta:editing-cycles>1</meta:editing-cycles>
    <meta:document-statistic meta:object-count="4"/>
    <meta:generator>LibreOffice/3.6$Linux_x86 LibreOffice_project/360m1$Build-304</meta:generator>
  </office:meta>
</office:document-meta>
</file>